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text-properties officeooo:paragraph-rsid="00092fb8"/>
    </style:style>
    <style:style style:name="P2" style:family="paragraph" style:parent-style-name="Text_20_body" style:list-style-name="L1">
      <style:text-properties officeooo:paragraph-rsid="0012d779"/>
    </style:style>
    <style:style style:name="P3" style:family="paragraph" style:parent-style-name="Text_20_body" style:list-style-name="L1">
      <style:text-properties officeooo:paragraph-rsid="00147796"/>
    </style:style>
    <style:style style:name="P4" style:family="paragraph" style:parent-style-name="Text_20_body">
      <style:text-properties officeooo:paragraph-rsid="00092fb8"/>
    </style:style>
    <style:style style:name="P5" style:family="paragraph" style:parent-style-name="Text_20_body" style:list-style-name="L1">
      <style:text-properties officeooo:rsid="00092fb8" officeooo:paragraph-rsid="00092fb8"/>
    </style:style>
    <style:style style:name="T1" style:family="text">
      <style:text-properties officeooo:rsid="00092f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list xml:id="list2744540218" text:style-name="L1">
        <text:list-item>
          <text:p text:style-name="P5">What is assembly language ?</text:p>
          <text:p text:style-name="P5">Assembly languages are low-level languages for programming computers, microprocessors, microcontrollers, and other IC. They implement a symbolic representation of the numeric machine Codes and other constants needed to program a particular CPU architecture. This representation is usually defined by the hardware manufacturer, and is based on abbreviations that help the programmer to remember individual instructions, registers.</text:p>
        </text:list-item>
        <text:list-item>
          <text:p text:style-name="P1">What is assembler ?</text:p>
          <text:p text:style-name="P1">An assembler is a type of computer program that interprets software programs written in assembly language into machine language, code and instructions that can be executed by a computer.</text:p>
          <text:p text:style-name="P1">An assembler enables software and application developers to access, operate and manage a computer's hardware architecture and components. </text:p>
          <text:p text:style-name="P1">An assembler is sometimes referred to as the compiler of assembly language. It also provides the services of an interpreter. </text:p>
        </text:list-item>
        <text:list-item>
          <text:p text:style-name="P1">What is compiler ?</text:p>
          <text:p text:style-name="P1">A compiler is a software program that transforms high-level source code that is written by a developer in a high-level programming language into a low level object code (binary code) in machine language, which can be understood by the processor. The process of converting high-level programming into machine language is known as compilation. </text:p>
          <text:p text:style-name="P1">The processor executes object code, which indicates when binary high and low signals are required in the arithmetic logic unit of the processor. </text:p>
        </text:list-item>
        <text:list-item>
          <text:p text:style-name="P1"><text:span text:style-name="T1">What are </text:span>assembly language directives.</text:p>
          <text:p text:style-name="P1">An assembler directive is a statement to give direction to the assembler to perform task of the assembly process. </text:p>
          <text:p text:style-name="P2">It control the organization if the program and provide necessary information to the assembler to understand the assembly language programs to generate necessary machine codes. They indicate how an operand or a section of the program is to be processed by the assembler. </text:p>
          <text:p text:style-name="P3">Assembler Directives of the 8086 Microprocessor .</text:p>
          <text:p text:style-name="P3">Data declaration directives:</text:p>
          <text:p text:style-name="P3">1. DB – The DB directive is used to declare a BYTE -2-BYTE variable – A BYTE is made up of 8 bits.</text:p>
          <text:p text:style-name="P3">2. DW – The DW directive is used to declare a WORD type variable – A WORD occupies 16 bits or (2 BYTE).</text:p>
          <text:p text:style-name="P3">3. DD – The DD directive is used to declare a DWORD – A DWORD double word is made up of 32 bits =2 Word’s or 4 BYTE.</text:p>
          <text:p text:style-name="P3">4. STRUCT and ENDS directives to define a structure template for grouping data items.</text:p>
          <text:p text:style-name="P3"><text:soft-page-break/>(5) The EQU Directive.</text:p>
          <text:p text:style-name="P3">The EQU directive is used to give name to some value or symbol. Each time the assembler finds the given names in the program, it will replace the name with the value or a symbol. The value can be in the range 0 through 65535 and it can be another Equate declared anywhere above or below.</text:p>
          <text:p text:style-name="P3">(6) Extern:</text:p>
          <text:p text:style-name="P3">It is used to tell the assembler that the name or label following the directive are I some other assembly module. For example: if you call a procedure which is in program module assembled at a different time from that which contains the CALL instructions ,you must tell the assembler that the procedure is external the assembler will put information in the object code file so that the linker can connect the two module together.</text:p>
          <text:p text:style-name="P3">(7) GLOBAL:</text:p>
          <text:p text:style-name="P3">The GLOBAL directive can be used in place of PUBLIC directive .for a name defined in the current assembly module; the GLOBAL directive is used to make the symbol available to the other modules. </text:p>
          <text:p text:style-name="P3">(8) SEGMENT:</text:p>
          <text:p text:style-name="P3">It is used to indicate the start of a logical segment. It is the name given to the the segment. Example: the code segment is used to indicate to the assembler the start of logical segment.</text:p>
          <text:p text:style-name="P3">(9) PROC: (PROCEDURE)</text:p>
          <text:p text:style-name="P3">It is used to identify the start of a procedure. It follows a name we give the procedure.</text:p>
          <text:p text:style-name="P3">After the procedure the term NEAR and FAR is used to specify the procedure Example: SMART-DIVIDE PROC FAR identifies the start of procedure named SMART-DIVIDE and tells the assembler that the procedure is far.</text:p>
          <text:p text:style-name="P3">(10) NAME:</text:p>
          <text:p text:style-name="P3">It is used to give a specific name to each assembly module when program consists of several modules.</text:p>
          <text:p text:style-name="P3">(11) INCLUDE: </text:p>
          <text:p text:style-name="P3">It is used to tell the assembler to insert a block of source code from the named file into the current source module. This shortens the source module. An alternative is use of editor block command to cop the file into the current source module.</text:p>
          <text:p text:style-name="P3">(12) OFFSET:</text:p>
          <text:p text:style-name="P3">It is an operator which tells the assembler to determine the offset or displacement of a named data item from the start of the segment which contains it. It is used to load the offset of a variable into a register so that variable can be accessed with one of the addressed modes. Example: when the assembler read MOV BX.OFFSET PRICES, it will determine the offset of the prices.</text:p>
          <text:p text:style-name="P3">(13) GROUP:</text:p>
          <text:p text:style-name="P3"><text:soft-page-break/>It can be used to tell the assembler to group the logical segments named after the directive into one logical group. This allows the contents of all he segments to be accessed from the same group. Example: SMALL-SYSTEM GROUP CODE, DATA, STACK-SEG.</text:p>
        </text:list-item>
      </text:list>
      <text:p text:style-name="P4"/>
      <text:list xml:id="list130542956100584" text:continue-numbering="true" text:style-name="L1">
        <text:list-item>
          <text:p text:style-name="P1">Advantages of assembly language directives.</text:p>
          <text:p text:style-name="P1">An assembler supports directives to define data, to organise segments to control procedure, to define macros. It consists of two types of statements: instructions and directives. The instructions are translated to the machine code by the assembler whereas directives are not translated to the machine codes.</text:p>
        </text:list-item>
        <text:list-item>
          <text:p text:style-name="P1">What is mixed language programmin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2:02:16.116470983</meta:creation-date>
    <dc:date>2019-07-11T13:05:41.518835672</dc:date>
    <meta:editing-duration>PT42M24S</meta:editing-duration>
    <meta:editing-cycles>9</meta:editing-cycles>
    <meta:generator>LibreOffice/6.0.7.3$Linux_X86_64 LibreOffice_project/00m0$Build-3</meta:generator>
    <meta:document-statistic meta:table-count="0" meta:image-count="0" meta:object-count="0" meta:page-count="3" meta:paragraph-count="40" meta:word-count="882" meta:character-count="5217" meta:non-whitespace-character-count="4367"/>
  </office:meta>
</office:document-meta>
</file>